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693in" fo:margin-bottom="0.0693in" style:line-height-at-least="0.0693in"/>
    </style:style>
    <style:style style:name="P2" style:family="paragraph" style:parent-style-name="Standard" style:list-style-name="WWNum2">
      <style:paragraph-properties fo:margin-top="0.0693in" fo:margin-bottom="0.0693in" style:line-height-at-least="0.0693in"/>
    </style:style>
    <style:style style:name="P3" style:family="paragraph" style:parent-style-name="Standard" style:list-style-name="WWNum3">
      <style:paragraph-properties fo:margin-top="0.0693in" fo:margin-bottom="0.0693in" style:line-height-at-least="0.0693in"/>
    </style:style>
    <style:style style:name="P4" style:family="paragraph" style:parent-style-name="Standard" style:list-style-name="WWNum4">
      <style:paragraph-properties fo:margin-top="0.0693in" fo:margin-bottom="0.0693in" style:line-height-at-least="0.0693in"/>
    </style:style>
    <style:style style:name="P5" style:family="paragraph" style:parent-style-name="Standard" style:list-style-name="WWNum5">
      <style:paragraph-properties fo:margin-top="0.0693in" fo:margin-bottom="0.0693in" style:line-height-at-least="0.0693in"/>
    </style:style>
    <style:style style:name="P6" style:family="paragraph" style:parent-style-name="Standard" style:list-style-name="WWNum6">
      <style:paragraph-properties fo:margin-top="0.0693in" fo:margin-bottom="0.0693in" style:line-height-at-least="0.0693in"/>
    </style:style>
    <style:style style:name="P7" style:family="paragraph" style:parent-style-name="Standard" style:list-style-name="WWNum7">
      <style:paragraph-properties fo:margin-top="0.0693in" fo:margin-bottom="0.0693in" style:line-height-at-least="0.0693in"/>
    </style:style>
    <style:style style:name="P8" style:family="paragraph" style:parent-style-name="Standard" style:list-style-name="WWNum8">
      <style:paragraph-properties fo:margin-top="0.0693in" fo:margin-bottom="0.0693in" style:line-height-at-least="0.0693in"/>
    </style:style>
    <style:style style:name="P9" style:family="paragraph" style:parent-style-name="Standard">
      <style:paragraph-properties fo:margin-top="0.0693in" fo:margin-bottom="0.0693in" style:line-height-at-least="0.0693in"/>
      <style:text-properties style:font-name="Times New Roman" fo:font-size="13.5pt" fo:font-weight="bold" style:font-size-asian="13.5pt" style:font-weight-asian="bold"/>
    </style:style>
    <style:style style:name="P10" style:family="paragraph" style:parent-style-name="Standard">
      <style:paragraph-properties fo:margin-top="0.0693in" fo:margin-bottom="0.0693in" style:line-height-at-least="0.0693in"/>
      <style:text-properties fo:font-style="normal" style:font-style-asian="normal" style:font-style-complex="normal"/>
    </style:style>
    <style:style style:name="P11" style:family="paragraph" style:parent-style-name="Standard">
      <style:paragraph-properties fo:margin-top="0.0693in" fo:margin-bottom="0.0693in" style:line-height-at-least="0.0693in"/>
      <style:text-properties fo:font-style="normal" fo:font-weight="bold" style:font-style-asian="normal" style:font-weight-asian="bold" style:font-style-complex="normal" style:font-weight-complex="bold"/>
    </style:style>
    <style:style style:name="P12" style:family="paragraph" style:parent-style-name="Standard" style:master-page-name="Standard">
      <style:paragraph-properties fo:margin-top="0.0693in" fo:margin-bottom="0.0693in" style:line-height-at-least="0.0693in" style:page-number="auto"/>
    </style:style>
    <style:style style:name="T1" style:family="text">
      <style:text-properties style:font-name="Times New Roman" fo:font-size="13.5pt" fo:font-weight="bold" style:font-size-asian="13.5pt" style:font-weight-asian="bold"/>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T4" style:family="text">
      <style:text-properties style:font-name="Times New Roman" fo:font-size="12pt" fo:font-style="italic" fo:font-weight="bold" style:font-size-asian="12pt" style:font-style-asian="italic" style:font-weight-asian="bold"/>
    </style:style>
    <style:style style:name="T5" style:family="text">
      <style:text-properties style:font-name="Times New Roman" fo:font-size="12pt" fo:font-weight="bold" style:font-size-asian="12pt" style:font-weight-asian="bold"/>
    </style:style>
    <style:style style:name="T6" style:family="text">
      <style:text-properties style:font-name="Times New Roman" fo:font-size="12pt" fo:font-weight="bold" style:font-size-asian="12pt" style:font-weight-asian="bold" style:font-weight-complex="bold"/>
    </style:style>
    <style:style style:name="T7" style:family="text">
      <style:text-properties style:font-name="Times New Roman" fo:font-size="12pt" fo:font-weight="normal" style:font-size-asian="12pt" style:font-weight-asian="normal" style:font-weight-complex="normal"/>
    </style:style>
    <style:style style:name="T8" style:family="text">
      <style:text-properties fo:font-weight="bold" style:font-weight-asian="bold" style:font-weight-complex="bold"/>
    </style:style>
    <style:style style:name="T9" style:family="text">
      <style:text-properties style:font-name="Courier New"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roject Report</text:span></text:p>
      <text:p text:style-name="P1"><text:span text:style-name="T2">You will be required to submit a project report along with your modified agent code as part of your submission. As you complete the tasks below, include thorough, detailed answers to each question </text:span><text:span text:style-name="T3">provided in italics</text:span><text:span text:style-name="T2">.</text:span></text:p>
      <text:p text:style-name="P1"><text:span text:style-name="T1">Implement a Basic Driving Agent</text:span></text:p>
      <text:p text:style-name="P1"><text:span text:style-name="T2">To begin, your only task is to get the </text:span><text:span text:style-name="T5">smartcab</text:span><text:span text:style-name="T2"> to move around in the environment. At this point, you will not be concerned with any sort of optimal driving policy. Note that the driving agent is given the following information at each intersection:</text:span></text:p>
      <text:list xml:id="list8197698333519044917" text:style-name="WWNum2">
        <text:list-item>
          <text:p text:style-name="P2"><text:span text:style-name="T2">The next waypoint location relative to its current location and heading.</text:span></text:p>
        </text:list-item>
      </text:list>
      <text:list xml:id="list4005450252354886480" text:style-name="WWNum3">
        <text:list-item>
          <text:p text:style-name="P3"><text:span text:style-name="T2">The state of the traffic light at the intersection and the presence of oncoming vehicles from other directions.</text:span></text:p>
        </text:list-item>
      </text:list>
      <text:list xml:id="list4810408791261132702" text:style-name="WWNum4">
        <text:list-item>
          <text:p text:style-name="P4"><text:span text:style-name="T2">The current time left from the allotted deadline.</text:span></text:p>
        </text:list-item>
      </text:list>
      <text:p text:style-name="P1"><text:span text:style-name="T2">To complete this task, simply have your driving agent choose a random action from the set of possible actions (</text:span><text:span text:style-name="T9">None</text:span><text:span text:style-name="T2">, </text:span><text:span text:style-name="T9">'forward'</text:span><text:span text:style-name="T2">, </text:span><text:span text:style-name="T9">'left'</text:span><text:span text:style-name="T2">, </text:span><text:span text:style-name="T9">'right'</text:span><text:span text:style-name="T2">) at each intersection, disregarding the input information above. Set the simulation deadline enforcement, </text:span><text:span text:style-name="T9">enforce_deadline</text:span><text:span text:style-name="T2"> to </text:span><text:span text:style-name="T9">False</text:span><text:span text:style-name="T2"> and observe how it performs.</text:span></text:p>
      <text:p text:style-name="P1"><text:span text:style-name="T4">QUESTION:</text:span><text:span text:style-name="T2"> </text:span><text:span text:style-name="T3">Observe what you see with the agent's behavior as it takes random actions. Does the </text:span><text:span text:style-name="T4">smartcab</text:span><text:span text:style-name="T3"> eventually make it to the destination? Are there any other interesting observations to note?</text:span></text:p>
      <text:p text:style-name="P1"><text:span text:style-name="T4">A: </text:span><text:span text:style-name="T3">The smartcab eventually makes it to the destination bit it takes a considerable amount of time. <text:s/>I did not note any other interesting occurrences.</text:span></text:p>
      <text:p text:style-name="P1"><text:span text:style-name="T1">Inform the Driving Agent</text:span></text:p>
      <text:p text:style-name="P1"><text:span text:style-name="T2">Now that your driving agent is capable of moving around in the environment, your next task is to identify a set of states that are appropriate for modeling the </text:span><text:span text:style-name="T5">smartcab</text:span><text:span text:style-name="T2"> and environment. The main source of state variables are the current inputs at the intersection, but not all may require representation. You may choose to explicitly define states, or use some combination of inputs as an implicit state. At each time step, process the inputs and update the agent's current state using the </text:span><text:span text:style-name="T9">self.state</text:span><text:span text:style-name="T2"> variable. Continue with the simulation deadline enforcement </text:span><text:span text:style-name="T9">enforce_deadline</text:span><text:span text:style-name="T2"> being set to </text:span><text:span text:style-name="T9">False</text:span><text:span text:style-name="T2">, and observe how your driving agent now reports the change in state as the simulation progresses.</text:span></text:p>
      <text:p text:style-name="P1"><text:span text:style-name="T4">QUESTION:</text:span><text:span text:style-name="T2"> </text:span><text:span text:style-name="T3">What states have you identified that are appropriate for modeling the </text:span><text:span text:style-name="T4">smartcab</text:span><text:span text:style-name="T3"> and environment? Why do you believe each of these states to be appropriate for this problem?</text:span></text:p>
      <text:p text:style-name="P1"><text:span text:style-name="T4">A: </text:span><text:span text:style-name="T3">The states I have identified for modeling the smartcab and environment are the light, the presence and direction of other cars at the intersection, and the next waypoint. <text:s/>The smartcab needs to know the state of the light so it only travels when it is allowed by traffic regulations. Similarly, it needs to know whether there are other cars around and their intended travel in order to yield properly. Finally, it must know its next waypoint in order to learn to reach its goal.</text:span></text:p>
      <text:p text:style-name="P1"><text:soft-page-break/><text:span text:style-name="T4">OPTIONAL:</text:span><text:span text:style-name="T2"> </text:span><text:span text:style-name="T3">How many states in total exist for the </text:span><text:span text:style-name="T4">smartcab</text:span><text:span text:style-name="T3"> in this environment? Does this number seem reasonable given that the goal of Q-Learning is to learn and make informed decisions about each state? Why or why not?</text:span></text:p>
      <text:p text:style-name="P1"><text:span text:style-name="T4">A: </text:span><text:span text:style-name="T3">Independently, the light has 2 states, and each direction of traffic(3 total) has 4 possible states, and the next waypoint has 3 states, which multiplied together give 384 states given the earlier identified states. This number of states seems like it would make Q learning difficult to learn and make informed decisions regarding each possible state given the deadline imposed in this situation means it may have limited information on each state.</text:span></text:p>
      <text:p text:style-name="P9"/>
      <text:p text:style-name="P1"><text:span text:style-name="T1">Implement a Q-Learning Driving Agent</text:span></text:p>
      <text:p text:style-name="P1"><text:span text:style-name="T2">With your driving agent being capable of interpreting the input information and having a mapping of environmental states, your next task is to implement the Q-Learning algorithm for your driving agent to choose the </text:span><text:span text:style-name="T3">best</text:span><text:span text:style-name="T2"> action at each time step, based on the Q-values for the current state and action. Each action taken by the </text:span><text:span text:style-name="T5">smartcab</text:span><text:span text:style-name="T2"> will produce a reward which depends on the state of the environment. The Q-Learning driving agent will need to consider these rewards when updating the Q-values. Once implemented, set the simulation deadline enforcement </text:span><text:span text:style-name="T9">enforce_deadline</text:span><text:span text:style-name="T2"> to </text:span><text:span text:style-name="T9">True</text:span><text:span text:style-name="T2">. Run the simulation and observe how the </text:span><text:span text:style-name="T5">smartcab</text:span><text:span text:style-name="T2"> moves about the environment in each trial.</text:span></text:p>
      <text:p text:style-name="P1"><text:span text:style-name="T2">The formulas for updating Q-values can be found in this video.</text:span></text:p>
      <text:p text:style-name="P1"><text:span text:style-name="T4">QUESTION:</text:span><text:span text:style-name="T2"> </text:span><text:span text:style-name="T3">What changes do you notice in the agent's behavior when compared to the basic driving agent when random actions were always taken? Why is this behavior occurring?</text:span></text:p>
      <text:p text:style-name="P1"><text:span text:style-name="T3"/></text:p>
      <text:p text:style-name="P11"><text:span text:style-name="T2">A: </text:span><text:span text:style-name="T7">The agent goal oriented behavior. After a few trials, it has learned fairly well to follow the planned path and avoid moves that result in adverse rewards. This behavior arises from the Q learning algorithm allowing the model to adapt to the rewards it has received in the past to improve the decision it makes in the future.</text:span></text:p>
      <text:p text:style-name="P1"><text:span text:style-name="T1">Improve the Q-Learning Driving Agent</text:span></text:p>
      <text:p text:style-name="P1"><text:span text:style-name="T2">Your final task for this project is to enhance your driving agen</text:span><text:bookmark text:name="_GoBack"/><text:span text:style-name="T2">t so that, after sufficient training, the </text:span><text:span text:style-name="T5">smartcab</text:span><text:span text:style-name="T2"> is able to reach the destination within the allotted time safely and efficiently. Parameters in the Q-Learning algorithm, such as the learning rate (</text:span><text:span text:style-name="T9">alpha</text:span><text:span text:style-name="T2">), the discount factor (</text:span><text:span text:style-name="T9">gamma</text:span><text:span text:style-name="T2">) and the exploration rate (</text:span><text:span text:style-name="T9">epsilon</text:span><text:span text:style-name="T2">) all contribute to the driving agent’s ability to learn the best action for each state. To improve on the success of your </text:span><text:span text:style-name="T5">smartcab</text:span><text:span text:style-name="T2">:</text:span></text:p>
      <text:list xml:id="list209854952440664963" text:style-name="WWNum5">
        <text:list-item>
          <text:p text:style-name="P5"><text:span text:style-name="T2">Set the number of trials, </text:span><text:span text:style-name="T9">n_trials</text:span><text:span text:style-name="T2">, in the simulation to 100.</text:span></text:p>
        </text:list-item>
      </text:list>
      <text:list xml:id="list8889803186957789829" text:style-name="WWNum6">
        <text:list-item>
          <text:p text:style-name="P6"><text:span text:style-name="T2">Run the simulation with the deadline enforcement </text:span><text:span text:style-name="T9">enforce_deadline</text:span><text:span text:style-name="T2"> set to </text:span><text:span text:style-name="T9">True</text:span><text:span text:style-name="T2"> (you will need to reduce the update delay </text:span><text:span text:style-name="T9">update_delay</text:span><text:span text:style-name="T2"> and set the </text:span><text:span text:style-name="T9">display</text:span><text:span text:style-name="T2"> to </text:span><text:span text:style-name="T9">False</text:span><text:span text:style-name="T2">).</text:span></text:p>
        </text:list-item>
      </text:list>
      <text:list xml:id="list2499572359680530945" text:style-name="WWNum7">
        <text:list-item>
          <text:p text:style-name="P7"><text:span text:style-name="T2">Observe the driving agent’s learning and </text:span><text:span text:style-name="T5">smartcab’s</text:span><text:span text:style-name="T2"> success rate, particularly during the later trials.</text:span></text:p>
        </text:list-item>
      </text:list>
      <text:list xml:id="list2327238674883955036" text:style-name="WWNum8">
        <text:list-item>
          <text:p text:style-name="P8"><text:span text:style-name="T2">Adjust one or several of the above parameters and iterate this process.</text:span></text:p>
        </text:list-item>
      </text:list>
      <text:p text:style-name="P1"><text:span text:style-name="T2">This task is complete once you have arrived at what you determine is the best combination of parameters required for your driving agent to learn successfully. </text:span></text:p>
      <text:p text:style-name="P1"><text:soft-page-break/><text:span text:style-name="T4">QUESTION:</text:span><text:span text:style-name="T2"> </text:span><text:span text:style-name="T3">Report the different values for the parameters tuned in your basic implementation of Q-Learning. For which set of parameters does the agent perform best? How well does the final driving agent perform?</text:span></text:p>
      <text:p text:style-name="P10"><text:span text:style-name="T6">A:</text:span></text:p>
      <text:p text:style-name="P10"><text:span text:style-name="T2">Alpha: 0.6</text:span></text:p>
      <text:p text:style-name="P10"><text:span text:style-name="T2">Gamma: 0.5</text:span></text:p>
      <text:p text:style-name="P10"><text:span text:style-name="T2">Epsilon: 0.8</text:span></text:p>
      <text:p text:style-name="P10"><text:span text:style-name="T2"/></text:p>
      <text:p text:style-name="P10"><text:span text:style-name="T2">During the last ten trials the agent averages -0.15 worth of mistakes while reaching its destination each time in an average of 46% of the time allotted.</text:span></text:p>
      <text:p text:style-name="P1"><text:span text:style-name="T3"/></text:p>
      <text:p text:style-name="P1"><text:span text:style-name="T3"/></text:p>
      <text:p text:style-name="P1"><text:span text:style-name="T4">QUESTION:</text:span><text:span text:style-name="T2"> </text:span><text:span text:style-name="T3">Does your agent get close to finding an optimal policy, i.e. reach the destination in the minimum possible time, and not incur any penalties? How would you describe an optimal policy for this problem?</text:span></text:p>
      <text:p text:style-name="Standard"><text:span text:style-name="T8">A: </text:span>The agent is close to finding the optimal policy. It still incurs some penalties but uses less than half the <text:s/>allotted time to reach the destination. More specific tuning could probably get it even closer. <text:s/>Given the problem set, an optimal policy would ensure 100% safety of the occupants and others on the road while reaching the destination in a reasonable amount of time. This cautious approach can be seen in many “smartcab” developments today erring on the side of cau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punctuation-wrap="hanging" style:writing-mode="lr-tb"/>
      <style:text-properties style:use-window-font-color="true" style:font-name="Calibri" fo:font-size="11pt" style:font-size-asian="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style:line-height-at-least="0.0693in"/>
      <style:text-properties style:font-name="Times New Roman" fo:font-size="13.5pt" fo:font-weight="bold" style:font-size-asian="13.5pt" style:font-weight-asian="bold"/>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style>
    <style:style style:name="Normal_20__28_Web_29_" style:display-name="Normal (Web)" style:family="paragraph" style:parent-style-name="Standard" style:default-outline-level="" style:list-style-name="">
      <style:paragraph-properties fo:margin-top="0.0693in" fo:margin-bottom="0.0693in" style:line-height-at-least="0.0693in"/>
      <style:text-properties style:font-name="Times New Roman" fo:font-size="12pt" style:font-size-asian="12pt"/>
    </style:style>
    <style:style style:name="Default_20_Paragraph_20_Font" style:display-name="Default Paragraph Font" style:family="text"/>
    <style:style style:name="Default_20_Paragraph_20_Font1" style:display-name="Default Paragraph Font1" style:family="text"/>
    <style:style style:name="Heading_20_3_20_Char" style:display-name="Heading 3 Char" style:family="text">
      <style:text-properties style:font-name="Times New Roman" fo:font-size="13.5pt" fo:font-weight="bold" style:font-size-asian="13.5pt" style:font-weight-asian="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New" fo:font-size="10pt" style:font-size-asian="10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in</meta:initial-creator>
    <meta:editing-cycles>2</meta:editing-cycles>
    <meta:creation-date>2016-10-02T17:17:00</meta:creation-date>
    <dc:date>2016-10-09T16:49:04.81</dc:date>
    <meta:editing-duration>P0D</meta:editing-duration>
    <meta:generator>OpenOffice/4.1.2$Win32 OpenOffice.org_project/412m3$Build-9782</meta:generator>
    <meta:document-statistic meta:table-count="0" meta:image-count="0" meta:object-count="0" meta:page-count="3" meta:paragraph-count="36" meta:word-count="1135" meta:character-count="68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